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8899" calcext:value-type="float">
            <text:p>0,889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75" calcext:value-type="float">
            <text:p>-0,8875</text:p>
          </table:table-cell>
          <table:table-cell office:value-type="float" office:value="0.8899" calcext:value-type="float">
            <text:p>0,889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3" calcext:value-type="float">
            <text:p>0,9863</text:p>
          </table:table-cell>
          <table:table-cell office:value-type="float" office:value="0.0129" calcext:value-type="float">
            <text:p>0,012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7" calcext:value-type="float">
            <text:p>-0,0137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8888" calcext:value-type="float">
            <text:p>0,888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64" calcext:value-type="float">
            <text:p>-0,8864</text:p>
          </table:table-cell>
          <table:table-cell office:value-type="float" office:value="0.8888" calcext:value-type="float">
            <text:p>0,88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4981" calcext:value-type="float">
            <text:p>0,4981</text:p>
          </table:table-cell>
          <table:table-cell office:value-type="float" office:value="0.5011" calcext:value-type="float">
            <text:p>0,50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5019" calcext:value-type="float">
            <text:p>-0,5019</text:p>
          </table:table-cell>
          <table:table-cell office:value-type="float" office:value="0.5011" calcext:value-type="float">
            <text:p>0,501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5668" calcext:value-type="float">
            <text:p>0,5668</text:p>
          </table:table-cell>
          <table:table-cell office:value-type="float" office:value="0.4315" calcext:value-type="float">
            <text:p>0,431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5668" calcext:value-type="float">
            <text:p>0,5668</text:p>
          </table:table-cell>
          <table:table-cell office:value-type="float" office:value="-0.5685" calcext:value-type="float">
            <text:p>-0,568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67" calcext:value-type="float">
            <text:p>0,267</text:p>
          </table:table-cell>
          <table:table-cell office:value-type="float" office:value="0.7349" calcext:value-type="float">
            <text:p>0,734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67" calcext:value-type="float">
            <text:p>0,267</text:p>
          </table:table-cell>
          <table:table-cell office:value-type="float" office:value="-0.2651" calcext:value-type="float">
            <text:p>-0,265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0133" calcext:value-type="float">
            <text:p>0,013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1" calcext:value-type="float">
            <text:p>-0,0141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303" calcext:value-type="float">
            <text:p>0,1303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303" calcext:value-type="float">
            <text:p>0,1303</text:p>
          </table:table-cell>
          <table:table-cell office:value-type="float" office:value="-0.1279" calcext:value-type="float">
            <text:p>-0,127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4" calcext:value-type="float">
            <text:p>0,1114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9" calcext:value-type="float">
            <text:p>0,9829</text:p>
          </table:table-cell>
          <table:table-cell office:value-type="float" office:value="0.0162" calcext:value-type="float">
            <text:p>0,016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1" calcext:value-type="float">
            <text:p>-0,0171</text:p>
          </table:table-cell>
          <table:table-cell office:value-type="float" office:value="0.0162" calcext:value-type="float">
            <text:p>0,016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232" calcext:value-type="float">
            <text:p>0,1232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232" calcext:value-type="float">
            <text:p>0,1232</text:p>
          </table:table-cell>
          <table:table-cell office:value-type="float" office:value="-0.1208" calcext:value-type="float">
            <text:p>-0,120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721" calcext:value-type="float">
            <text:p>0,1721</text:p>
          </table:table-cell>
          <table:table-cell office:value-type="float" office:value="0.8303" calcext:value-type="float">
            <text:p>0,830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721" calcext:value-type="float">
            <text:p>0,1721</text:p>
          </table:table-cell>
          <table:table-cell office:value-type="float" office:value="-0.1697" calcext:value-type="float">
            <text:p>-0,169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68" calcext:value-type="float">
            <text:p>0,268</text:p>
          </table:table-cell>
          <table:table-cell office:value-type="float" office:value="0.7339" calcext:value-type="float">
            <text:p>0,73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68" calcext:value-type="float">
            <text:p>0,268</text:p>
          </table:table-cell>
          <table:table-cell office:value-type="float" office:value="-0.2661" calcext:value-type="float">
            <text:p>-0,266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1397" calcext:value-type="float">
            <text:p>0,1397</text:p>
          </table:table-cell>
          <table:table-cell office:value-type="float" office:value="0.8627" calcext:value-type="float">
            <text:p>0,86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397" calcext:value-type="float">
            <text:p>0,1397</text:p>
          </table:table-cell>
          <table:table-cell office:value-type="float" office:value="-0.1373" calcext:value-type="float">
            <text:p>-0,137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3101" calcext:value-type="float">
            <text:p>0,3101</text:p>
          </table:table-cell>
          <table:table-cell office:value-type="float" office:value="0.6914" calcext:value-type="float">
            <text:p>0,6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3101" calcext:value-type="float">
            <text:p>0,3101</text:p>
          </table:table-cell>
          <table:table-cell office:value-type="float" office:value="-0.3086" calcext:value-type="float">
            <text:p>-0,3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24" calcext:value-type="float">
            <text:p>0,1124</text:p>
          </table:table-cell>
          <table:table-cell office:value-type="float" office:value="0.8899" calcext:value-type="float">
            <text:p>0,889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4" calcext:value-type="float">
            <text:p>0,1124</text:p>
          </table:table-cell>
          <table:table-cell office:value-type="float" office:value="-0.1101" calcext:value-type="float">
            <text:p>-0,110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4" calcext:value-type="float">
            <text:p>0,112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4" calcext:value-type="float">
            <text:p>0,1124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6858" calcext:value-type="float">
            <text:p>0,6858</text:p>
          </table:table-cell>
          <table:table-cell office:value-type="float" office:value="0.3112" calcext:value-type="float">
            <text:p>0,31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6858" calcext:value-type="float">
            <text:p>0,6858</text:p>
          </table:table-cell>
          <table:table-cell office:value-type="float" office:value="-0.6888" calcext:value-type="float">
            <text:p>-0,68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313" calcext:value-type="float">
            <text:p>0,1313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313" calcext:value-type="float">
            <text:p>0,1313</text:p>
          </table:table-cell>
          <table:table-cell office:value-type="float" office:value="-0.1288" calcext:value-type="float">
            <text:p>-0,12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974" calcext:value-type="float">
            <text:p>0,2974</text:p>
          </table:table-cell>
          <table:table-cell office:value-type="float" office:value="0.7043" calcext:value-type="float">
            <text:p>0,704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974" calcext:value-type="float">
            <text:p>0,2974</text:p>
          </table:table-cell>
          <table:table-cell office:value-type="float" office:value="-0.2957" calcext:value-type="float">
            <text:p>-0,295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254" calcext:value-type="float">
            <text:p>0,1254</text:p>
          </table:table-cell>
          <table:table-cell office:value-type="float" office:value="-0.123" calcext:value-type="float">
            <text:p>-0,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868" calcext:value-type="float">
            <text:p>0,2868</text:p>
          </table:table-cell>
          <table:table-cell office:value-type="float" office:value="0.715" calcext:value-type="float">
            <text:p>0,71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868" calcext:value-type="float">
            <text:p>0,2868</text:p>
          </table:table-cell>
          <table:table-cell office:value-type="float" office:value="-0.285" calcext:value-type="float">
            <text:p>-0,28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2365" calcext:value-type="float">
            <text:p>0,2365</text:p>
          </table:table-cell>
          <table:table-cell office:value-type="float" office:value="0.7657" calcext:value-type="float">
            <text:p>0,765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365" calcext:value-type="float">
            <text:p>0,2365</text:p>
          </table:table-cell>
          <table:table-cell office:value-type="float" office:value="-0.2343" calcext:value-type="float">
            <text:p>-0,234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8906" calcext:value-type="float">
            <text:p>0,890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8" calcext:value-type="float">
            <text:p>0,1118</text:p>
          </table:table-cell>
          <table:table-cell office:value-type="float" office:value="-0.1094" calcext:value-type="float">
            <text:p>-0,109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9" calcext:value-type="float">
            <text:p>0,9849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1" calcext:value-type="float">
            <text:p>-0,0151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5" calcext:value-type="float">
            <text:p>0,9795</text:p>
          </table:table-cell>
          <table:table-cell office:value-type="float" office:value="0.0195" calcext:value-type="float">
            <text:p>0,019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5" calcext:value-type="float">
            <text:p>-0,0205</text:p>
          </table:table-cell>
          <table:table-cell office:value-type="float" office:value="0.0195" calcext:value-type="float">
            <text:p>0,01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406" calcext:value-type="float">
            <text:p>0,1406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406" calcext:value-type="float">
            <text:p>0,1406</text:p>
          </table:table-cell>
          <table:table-cell office:value-type="float" office:value="-0.1382" calcext:value-type="float">
            <text:p>-0,138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8" calcext:value-type="float">
            <text:p>0,9858</text:p>
          </table:table-cell>
          <table:table-cell office:value-type="float" office:value="0.0134" calcext:value-type="float">
            <text:p>0,013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2" calcext:value-type="float">
            <text:p>-0,0142</text:p>
          </table:table-cell>
          <table:table-cell office:value-type="float" office:value="0.0134" calcext:value-type="float">
            <text:p>0,013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5" calcext:value-type="float">
            <text:p>0,9835</text:p>
          </table:table-cell>
          <table:table-cell office:value-type="float" office:value="0.0156" calcext:value-type="float">
            <text:p>0,015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5" calcext:value-type="float">
            <text:p>-0,0165</text:p>
          </table:table-cell>
          <table:table-cell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6" calcext:value-type="float">
            <text:p>0,9846</text:p>
          </table:table-cell>
          <table:table-cell office:value-type="float" office:value="0.0145" calcext:value-type="float">
            <text:p>0,014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4" calcext:value-type="float">
            <text:p>-0,0154</text:p>
          </table:table-cell>
          <table:table-cell office:value-type="float" office:value="0.0145" calcext:value-type="float">
            <text:p>0,014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1" calcext:value-type="float">
            <text:p>0,9851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9" calcext:value-type="float">
            <text:p>-0,014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6" calcext:value-type="float">
            <text:p>0,116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6" calcext:value-type="float">
            <text:p>0,116</text:p>
          </table:table-cell>
          <table:table-cell office:value-type="float" office:value="-0.1136" calcext:value-type="float">
            <text:p>-0,113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31" calcext:value-type="float">
            <text:p>0,1131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31" calcext:value-type="float">
            <text:p>0,1131</text:p>
          </table:table-cell>
          <table:table-cell office:value-type="float" office:value="-0.1108" calcext:value-type="float">
            <text:p>-0,110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429" calcext:value-type="float">
            <text:p>0,2429</text:p>
          </table:table-cell>
          <table:table-cell office:value-type="float" office:value="0.7592" calcext:value-type="float">
            <text:p>0,759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429" calcext:value-type="float">
            <text:p>0,2429</text:p>
          </table:table-cell>
          <table:table-cell office:value-type="float" office:value="-0.2408" calcext:value-type="float">
            <text:p>-0,240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3" calcext:value-type="float">
            <text:p>0,9863</text:p>
          </table:table-cell>
          <table:table-cell office:value-type="float" office:value="0.0129" calcext:value-type="float">
            <text:p>0,012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7" calcext:value-type="float">
            <text:p>-0,0137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2605" calcext:value-type="float">
            <text:p>0,26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7362" calcext:value-type="float">
            <text:p>0,7362</text:p>
          </table:table-cell>
          <table:table-cell office:value-type="float" office:value="-0.7395" calcext:value-type="float">
            <text:p>-0,73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2055" calcext:value-type="float">
            <text:p>0,2055</text:p>
          </table:table-cell>
          <table:table-cell office:value-type="float" office:value="0.7968" calcext:value-type="float">
            <text:p>0,796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055" calcext:value-type="float">
            <text:p>0,2055</text:p>
          </table:table-cell>
          <table:table-cell office:value-type="float" office:value="-0.2032" calcext:value-type="float">
            <text:p>-0,203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784" calcext:value-type="float">
            <text:p>0,9784</text:p>
          </table:table-cell>
          <table:table-cell office:value-type="float" office:value="0.0205" calcext:value-type="float">
            <text:p>0,02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16" calcext:value-type="float">
            <text:p>-0,0216</text:p>
          </table:table-cell>
          <table:table-cell office:value-type="float" office:value="0.0205" calcext:value-type="float">
            <text:p>0,020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7" calcext:value-type="float">
            <text:p>0,1127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7" calcext:value-type="float">
            <text:p>0,1127</text:p>
          </table:table-cell>
          <table:table-cell office:value-type="float" office:value="-0.1103" calcext:value-type="float">
            <text:p>-0,110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0239" calcext:value-type="float">
            <text:p>0,02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51" calcext:value-type="float">
            <text:p>-0,0251</text:p>
          </table:table-cell>
          <table:table-cell office:value-type="float" office:value="0.0239" calcext:value-type="float">
            <text:p>0,023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0169" calcext:value-type="float">
            <text:p>0,016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9" calcext:value-type="float">
            <text:p>-0,0179</text:p>
          </table:table-cell>
          <table:table-cell office:value-type="float" office:value="0.0169" calcext:value-type="float">
            <text:p>0,016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1046" calcext:value-type="float">
            <text:p>0,104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1075" calcext:value-type="float">
            <text:p>-0,1075</text:p>
          </table:table-cell>
          <table:table-cell office:value-type="float" office:value="0.1046" calcext:value-type="float">
            <text:p>0,104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6" calcext:value-type="float">
            <text:p>-0,0136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0137" calcext:value-type="float">
            <text:p>0,013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6" calcext:value-type="float">
            <text:p>-0,0146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5" calcext:value-type="float">
            <text:p>0,9845</text:p>
          </table:table-cell>
          <table:table-cell office:value-type="float" office:value="0.0146" calcext:value-type="float">
            <text:p>0,014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5" calcext:value-type="float">
            <text:p>-0,0155</text:p>
          </table:table-cell>
          <table:table-cell office:value-type="float" office:value="0.0146" calcext:value-type="float">
            <text:p>0,014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4" calcext:value-type="float">
            <text:p>0,114</text:p>
          </table:table-cell>
          <table:table-cell office:value-type="float" office:value="0.8884" calcext:value-type="float">
            <text:p>0,888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4" calcext:value-type="float">
            <text:p>0,114</text:p>
          </table:table-cell>
          <table:table-cell office:value-type="float" office:value="-0.1116" calcext:value-type="float">
            <text:p>-0,1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9" calcext:value-type="float">
            <text:p>0,9849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1" calcext:value-type="float">
            <text:p>-0,0151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19" calcext:value-type="float">
            <text:p>0,9819</text:p>
          </table:table-cell>
          <table:table-cell office:value-type="float" office:value="0.0171" calcext:value-type="float">
            <text:p>0,017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81" calcext:value-type="float">
            <text:p>-0,0181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57" calcext:value-type="float">
            <text:p>0,1157</text:p>
          </table:table-cell>
          <table:table-cell office:value-type="float" office:value="0.8867" calcext:value-type="float">
            <text:p>0,886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57" calcext:value-type="float">
            <text:p>0,1157</text:p>
          </table:table-cell>
          <table:table-cell office:value-type="float" office:value="-0.1133" calcext:value-type="float">
            <text:p>-0,113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0169" calcext:value-type="float">
            <text:p>0,016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9" calcext:value-type="float">
            <text:p>-0,0179</text:p>
          </table:table-cell>
          <table:table-cell office:value-type="float" office:value="0.0169" calcext:value-type="float">
            <text:p>0,016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338" calcext:value-type="float">
            <text:p>0,1338</text:p>
          </table:table-cell>
          <table:table-cell office:value-type="float" office:value="-0.1313" calcext:value-type="float">
            <text:p>-0,13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423" calcext:value-type="float">
            <text:p>0,9423</text:p>
          </table:table-cell>
          <table:table-cell office:value-type="float" office:value="0.0556" calcext:value-type="float">
            <text:p>0,055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577" calcext:value-type="float">
            <text:p>-0,0577</text:p>
          </table:table-cell>
          <table:table-cell office:value-type="float" office:value="0.0556" calcext:value-type="float">
            <text:p>0,055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33" calcext:value-type="float">
            <text:p>0,1133</text:p>
          </table:table-cell>
          <table:table-cell office:value-type="float" office:value="0.8891" calcext:value-type="float">
            <text:p>0,8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33" calcext:value-type="float">
            <text:p>0,1133</text:p>
          </table:table-cell>
          <table:table-cell office:value-type="float" office:value="-0.1109" calcext:value-type="float">
            <text:p>-0,1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5" calcext:value-type="float">
            <text:p>0,9845</text:p>
          </table:table-cell>
          <table:table-cell office:value-type="float" office:value="0.0147" calcext:value-type="float">
            <text:p>0,014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5" calcext:value-type="float">
            <text:p>-0,0155</text:p>
          </table:table-cell>
          <table:table-cell office:value-type="float" office:value="0.0147" calcext:value-type="float">
            <text:p>0,014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8905" calcext:value-type="float">
            <text:p>0,89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9" calcext:value-type="float">
            <text:p>0,1119</text:p>
          </table:table-cell>
          <table:table-cell office:value-type="float" office:value="-0.1095" calcext:value-type="float">
            <text:p>-0,10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6" calcext:value-type="float">
            <text:p>-0,0136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9828" calcext:value-type="float">
            <text:p>0,9828</text:p>
          </table:table-cell>
          <table:table-cell office:value-type="float" office:value="0.0163" calcext:value-type="float">
            <text:p>0,016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2" calcext:value-type="float">
            <text:p>-0,0172</text:p>
          </table:table-cell>
          <table:table-cell office:value-type="float" office:value="0.0163" calcext:value-type="float">
            <text:p>0,016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8" calcext:value-type="float">
            <text:p>0,9848</text:p>
          </table:table-cell>
          <table:table-cell office:value-type="float" office:value="0.0143" calcext:value-type="float">
            <text:p>0,014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2" calcext:value-type="float">
            <text:p>-0,0152</text:p>
          </table:table-cell>
          <table:table-cell office:value-type="float" office:value="0.0143" calcext:value-type="float">
            <text:p>0,014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4" calcext:value-type="float">
            <text:p>0,1114</text:p>
          </table:table-cell>
          <table:table-cell office:value-type="float" office:value="-0.1091" calcext:value-type="float">
            <text:p>-0,109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201" calcext:value-type="float">
            <text:p>0,1201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201" calcext:value-type="float">
            <text:p>0,1201</text:p>
          </table:table-cell>
          <table:table-cell office:value-type="float" office:value="-0.1177" calcext:value-type="float">
            <text:p>-0,117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0133" calcext:value-type="float">
            <text:p>0,013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1" calcext:value-type="float">
            <text:p>-0,0141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6" calcext:value-type="float">
            <text:p>-0,0136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86" calcext:value-type="float">
            <text:p>-0,8886</text:p>
          </table:table-cell>
          <table:table-cell office:value-type="float" office:value="0.8909" calcext:value-type="float">
            <text:p>0,89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0155" calcext:value-type="float">
            <text:p>0,015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4" calcext:value-type="float">
            <text:p>-0,0164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2" calcext:value-type="float">
            <text:p>0,9832</text:p>
          </table:table-cell>
          <table:table-cell office:value-type="float" office:value="0.0159" calcext:value-type="float">
            <text:p>0,015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8" calcext:value-type="float">
            <text:p>-0,0168</text:p>
          </table:table-cell>
          <table:table-cell office:value-type="float" office:value="0.0159" calcext:value-type="float">
            <text:p>0,015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464" calcext:value-type="float">
            <text:p>0,9464</text:p>
          </table:table-cell>
          <table:table-cell office:value-type="float" office:value="0.0516" calcext:value-type="float">
            <text:p>0,05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9464" calcext:value-type="float">
            <text:p>0,9464</text:p>
          </table:table-cell>
          <table:table-cell office:value-type="float" office:value="-0.9484" calcext:value-type="float">
            <text:p>-0,948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8906" calcext:value-type="float">
            <text:p>0,890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8" calcext:value-type="float">
            <text:p>0,1118</text:p>
          </table:table-cell>
          <table:table-cell office:value-type="float" office:value="-0.1094" calcext:value-type="float">
            <text:p>-0,109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6" calcext:value-type="float">
            <text:p>0,1116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6" calcext:value-type="float">
            <text:p>0,1116</text:p>
          </table:table-cell>
          <table:table-cell office:value-type="float" office:value="-0.1092" calcext:value-type="float">
            <text:p>-0,109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6885" calcext:value-type="float">
            <text:p>-0,688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691" calcext:value-type="float">
            <text:p>0,9691</text:p>
          </table:table-cell>
          <table:table-cell office:value-type="float" office:value="0.0295" calcext:value-type="float">
            <text:p>0,029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09" calcext:value-type="float">
            <text:p>-0,0309</text:p>
          </table:table-cell>
          <table:table-cell office:value-type="float" office:value="0.0295" calcext:value-type="float">
            <text:p>0,02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8905" calcext:value-type="float">
            <text:p>0,89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9" calcext:value-type="float">
            <text:p>0,1119</text:p>
          </table:table-cell>
          <table:table-cell office:value-type="float" office:value="-0.1095" calcext:value-type="float">
            <text:p>-0,10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577" calcext:value-type="float">
            <text:p>0,9577</text:p>
          </table:table-cell>
          <table:table-cell office:value-type="float" office:value="0.0405" calcext:value-type="float">
            <text:p>0,04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423" calcext:value-type="float">
            <text:p>-0,0423</text:p>
          </table:table-cell>
          <table:table-cell office:value-type="float" office:value="0.0405" calcext:value-type="float">
            <text:p>0,040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6" calcext:value-type="float">
            <text:p>-0,0136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75" calcext:value-type="float">
            <text:p>0,9775</text:p>
          </table:table-cell>
          <table:table-cell office:value-type="float" office:value="0.0214" calcext:value-type="float">
            <text:p>0,02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25" calcext:value-type="float">
            <text:p>-0,0225</text:p>
          </table:table-cell>
          <table:table-cell office:value-type="float" office:value="0.0214" calcext:value-type="float">
            <text:p>0,021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0155" calcext:value-type="float">
            <text:p>0,015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4" calcext:value-type="float">
            <text:p>-0,0164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56" calcext:value-type="float">
            <text:p>0,1156</text:p>
          </table:table-cell>
          <table:table-cell office:value-type="float" office:value="0.8868" calcext:value-type="float">
            <text:p>0,886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56" calcext:value-type="float">
            <text:p>0,1156</text:p>
          </table:table-cell>
          <table:table-cell office:value-type="float" office:value="-0.1132" calcext:value-type="float">
            <text:p>-0,113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" calcext:value-type="float">
            <text:p>0,982</text:p>
          </table:table-cell>
          <table:table-cell office:value-type="float" office:value="0.0171" calcext:value-type="float">
            <text:p>0,017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8" calcext:value-type="float">
            <text:p>-0,018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8904" calcext:value-type="float">
            <text:p>0,890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81" calcext:value-type="float">
            <text:p>-0,8881</text:p>
          </table:table-cell>
          <table:table-cell office:value-type="float" office:value="0.8904" calcext:value-type="float">
            <text:p>0,890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2" calcext:value-type="float">
            <text:p>0,1122</text:p>
          </table:table-cell>
          <table:table-cell office:value-type="float" office:value="0.8902" calcext:value-type="float">
            <text:p>0,890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78" calcext:value-type="float">
            <text:p>-0,8878</text:p>
          </table:table-cell>
          <table:table-cell office:value-type="float" office:value="0.8902" calcext:value-type="float">
            <text:p>0,890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8906" calcext:value-type="float">
            <text:p>0,890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8" calcext:value-type="float">
            <text:p>0,1118</text:p>
          </table:table-cell>
          <table:table-cell office:value-type="float" office:value="-0.1094" calcext:value-type="float">
            <text:p>-0,109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0186" calcext:value-type="float">
            <text:p>0,018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97" calcext:value-type="float">
            <text:p>-0,0197</text:p>
          </table:table-cell>
          <table:table-cell office:value-type="float" office:value="0.0186" calcext:value-type="float">
            <text:p>0,01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85" calcext:value-type="float">
            <text:p>0,1185</text:p>
          </table:table-cell>
          <table:table-cell office:value-type="float" office:value="0.8839" calcext:value-type="float">
            <text:p>0,88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85" calcext:value-type="float">
            <text:p>0,1185</text:p>
          </table:table-cell>
          <table:table-cell office:value-type="float" office:value="-0.1161" calcext:value-type="float">
            <text:p>-0,116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85" calcext:value-type="float">
            <text:p>0,1185</text:p>
          </table:table-cell>
          <table:table-cell office:value-type="float" office:value="0.8839" calcext:value-type="float">
            <text:p>0,88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85" calcext:value-type="float">
            <text:p>0,1185</text:p>
          </table:table-cell>
          <table:table-cell office:value-type="float" office:value="-0.1161" calcext:value-type="float">
            <text:p>-0,116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4978" calcext:value-type="float">
            <text:p>0,4978</text:p>
          </table:table-cell>
          <table:table-cell office:value-type="float" office:value="0.5014" calcext:value-type="float">
            <text:p>0,50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4978" calcext:value-type="float">
            <text:p>0,4978</text:p>
          </table:table-cell>
          <table:table-cell office:value-type="float" office:value="-0.4986" calcext:value-type="float">
            <text:p>-0,49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5" calcext:value-type="float">
            <text:p>0,1115</text:p>
          </table:table-cell>
          <table:table-cell office:value-type="float" office:value="-0.1091" calcext:value-type="float">
            <text:p>-0,109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546" calcext:value-type="float">
            <text:p>0,1546</text:p>
          </table:table-cell>
          <table:table-cell office:value-type="float" office:value="0.8478" calcext:value-type="float">
            <text:p>0,847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546" calcext:value-type="float">
            <text:p>0,1546</text:p>
          </table:table-cell>
          <table:table-cell office:value-type="float" office:value="-0.1522" calcext:value-type="float">
            <text:p>-0,15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371" calcext:value-type="float">
            <text:p>0,1371</text:p>
          </table:table-cell>
          <table:table-cell office:value-type="float" office:value="0.8653" calcext:value-type="float">
            <text:p>0,865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629" calcext:value-type="float">
            <text:p>-0,8629</text:p>
          </table:table-cell>
          <table:table-cell office:value-type="float" office:value="0.8653" calcext:value-type="float">
            <text:p>0,865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5" calcext:value-type="float">
            <text:p>0,9825</text:p>
          </table:table-cell>
          <table:table-cell office:value-type="float" office:value="0.0166" calcext:value-type="float">
            <text:p>0,016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5" calcext:value-type="float">
            <text:p>-0,0175</text:p>
          </table:table-cell>
          <table:table-cell office:value-type="float" office:value="0.0166" calcext:value-type="float">
            <text:p>0,016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667" calcext:value-type="float">
            <text:p>0,9667</text:p>
          </table:table-cell>
          <table:table-cell office:value-type="float" office:value="0.0318" calcext:value-type="float">
            <text:p>0,03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33" calcext:value-type="float">
            <text:p>-0,0333</text:p>
          </table:table-cell>
          <table:table-cell office:value-type="float" office:value="0.0318" calcext:value-type="float">
            <text:p>0,03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79" calcext:value-type="float">
            <text:p>0,1179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79" calcext:value-type="float">
            <text:p>0,1179</text:p>
          </table:table-cell>
          <table:table-cell office:value-type="float" office:value="-0.1155" calcext:value-type="float">
            <text:p>-0,115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3" calcext:value-type="float">
            <text:p>0,1123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535" calcext:value-type="float">
            <text:p>-0,8535</text:p>
          </table:table-cell>
          <table:table-cell office:value-type="float" office:value="0.8559" calcext:value-type="float">
            <text:p>0,855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7" calcext:value-type="float">
            <text:p>0,9847</text:p>
          </table:table-cell>
          <table:table-cell office:value-type="float" office:value="0.0144" calcext:value-type="float">
            <text:p>0,014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3" calcext:value-type="float">
            <text:p>-0,0153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9" calcext:value-type="float">
            <text:p>0,119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9" calcext:value-type="float">
            <text:p>0,119</text:p>
          </table:table-cell>
          <table:table-cell office:value-type="float" office:value="-0.1166" calcext:value-type="float">
            <text:p>-0,116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1" calcext:value-type="float">
            <text:p>0,1121</text:p>
          </table:table-cell>
          <table:table-cell office:value-type="float" office:value="0.8903" calcext:value-type="float">
            <text:p>0,890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1" calcext:value-type="float">
            <text:p>0,1121</text:p>
          </table:table-cell>
          <table:table-cell office:value-type="float" office:value="-0.1097" calcext:value-type="float">
            <text:p>-0,109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4" calcext:value-type="float">
            <text:p>0,1124</text:p>
          </table:table-cell>
          <table:table-cell office:value-type="float" office:value="0.8899" calcext:value-type="float">
            <text:p>0,889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4" calcext:value-type="float">
            <text:p>0,1124</text:p>
          </table:table-cell>
          <table:table-cell office:value-type="float" office:value="-0.1101" calcext:value-type="float">
            <text:p>-0,110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0173" calcext:value-type="float">
            <text:p>0,017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82" calcext:value-type="float">
            <text:p>-0,0182</text:p>
          </table:table-cell>
          <table:table-cell office:value-type="float" office:value="0.0173" calcext:value-type="float">
            <text:p>0,017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4" calcext:value-type="float">
            <text:p>0,1114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1" calcext:value-type="float">
            <text:p>0,891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9" calcext:value-type="float">
            <text:p>-0,108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7" calcext:value-type="float">
            <text:p>0,1117</text:p>
          </table:table-cell>
          <table:table-cell office:value-type="float" office:value="0.8907" calcext:value-type="float">
            <text:p>0,890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7" calcext:value-type="float">
            <text:p>0,1117</text:p>
          </table:table-cell>
          <table:table-cell office:value-type="float" office:value="-0.1093" calcext:value-type="float">
            <text:p>-0,109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0192" calcext:value-type="float">
            <text:p>0,019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3" calcext:value-type="float">
            <text:p>-0,0203</text:p>
          </table:table-cell>
          <table:table-cell office:value-type="float" office:value="0.0192" calcext:value-type="float">
            <text:p>0,019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7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942" calcext:value-type="float">
            <text:p>0,2942</text:p>
          </table:table-cell>
          <table:table-cell office:value-type="float" office:value="0.7075" calcext:value-type="float">
            <text:p>0,707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2942" calcext:value-type="float">
            <text:p>0,2942</text:p>
          </table:table-cell>
          <table:table-cell office:value-type="float" office:value="-0.2925" calcext:value-type="float">
            <text:p>-0,29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64" calcext:value-type="float">
            <text:p>0,1164</text:p>
          </table:table-cell>
          <table:table-cell office:value-type="float" office:value="0.8859" calcext:value-type="float">
            <text:p>0,885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64" calcext:value-type="float">
            <text:p>0,1164</text:p>
          </table:table-cell>
          <table:table-cell office:value-type="float" office:value="-0.1141" calcext:value-type="float">
            <text:p>-0,114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058" calcext:value-type="float">
            <text:p>0,2058</text:p>
          </table:table-cell>
          <table:table-cell office:value-type="float" office:value="0.7965" calcext:value-type="float">
            <text:p>0,796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7942" calcext:value-type="float">
            <text:p>-0,7942</text:p>
          </table:table-cell>
          <table:table-cell office:value-type="float" office:value="0.7965" calcext:value-type="float">
            <text:p>0,796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797" calcext:value-type="float">
            <text:p>0,797</text:p>
          </table:table-cell>
          <table:table-cell office:value-type="float" office:value="0.1995" calcext:value-type="float">
            <text:p>0,199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797" calcext:value-type="float">
            <text:p>0,797</text:p>
          </table:table-cell>
          <table:table-cell office:value-type="float" office:value="-0.8005" calcext:value-type="float">
            <text:p>-0,800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3" calcext:value-type="float">
            <text:p>0,1123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8" calcext:value-type="float">
            <text:p>0,9798</text:p>
          </table:table-cell>
          <table:table-cell office:value-type="float" office:value="0.0191" calcext:value-type="float">
            <text:p>0,01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2" calcext:value-type="float">
            <text:p>-0,0202</text:p>
          </table:table-cell>
          <table:table-cell office:value-type="float" office:value="0.0191" calcext:value-type="float">
            <text:p>0,019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8611" calcext:value-type="float">
            <text:p>0,8611</text:p>
          </table:table-cell>
          <table:table-cell office:value-type="float" office:value="0.1356" calcext:value-type="float">
            <text:p>0,135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1389" calcext:value-type="float">
            <text:p>-0,1389</text:p>
          </table:table-cell>
          <table:table-cell office:value-type="float" office:value="0.1356" calcext:value-type="float">
            <text:p>0,135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3" calcext:value-type="float">
            <text:p>0,9843</text:p>
          </table:table-cell>
          <table:table-cell office:value-type="float" office:value="0.0149" calcext:value-type="float">
            <text:p>0,014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7" calcext:value-type="float">
            <text:p>-0,0157</text:p>
          </table:table-cell>
          <table:table-cell office:value-type="float" office:value="0.0149" calcext:value-type="float">
            <text:p>0,014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9" calcext:value-type="float">
            <text:p>-0,0139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9" calcext:value-type="float">
            <text:p>0,9849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1" calcext:value-type="float">
            <text:p>-0,0151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21" calcext:value-type="float">
            <text:p>0,9721</text:p>
          </table:table-cell>
          <table:table-cell office:value-type="float" office:value="0.0265" calcext:value-type="float">
            <text:p>0,026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79" calcext:value-type="float">
            <text:p>-0,0279</text:p>
          </table:table-cell>
          <table:table-cell office:value-type="float" office:value="0.0265" calcext:value-type="float">
            <text:p>0,026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2" calcext:value-type="float">
            <text:p>0,9842</text:p>
          </table:table-cell>
          <table:table-cell office:value-type="float" office:value="0.0149" calcext:value-type="float">
            <text:p>0,014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8" calcext:value-type="float">
            <text:p>-0,0158</text:p>
          </table:table-cell>
          <table:table-cell office:value-type="float" office:value="0.0149" calcext:value-type="float">
            <text:p>0,014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9812" calcext:value-type="float">
            <text:p>0,9812</text:p>
          </table:table-cell>
          <table:table-cell office:value-type="float" office:value="0.0178" calcext:value-type="float">
            <text:p>0,017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88" calcext:value-type="float">
            <text:p>-0,0188</text:p>
          </table:table-cell>
          <table:table-cell office:value-type="float" office:value="0.0178" calcext:value-type="float">
            <text:p>0,017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4" calcext:value-type="float">
            <text:p>0,1114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4" calcext:value-type="float">
            <text:p>0,1114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44" calcext:value-type="float">
            <text:p>0,9744</text:p>
          </table:table-cell>
          <table:table-cell office:value-type="float" office:value="0.0243" calcext:value-type="float">
            <text:p>0,024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56" calcext:value-type="float">
            <text:p>-0,0256</text:p>
          </table:table-cell>
          <table:table-cell office:value-type="float" office:value="0.0243" calcext:value-type="float">
            <text:p>0,024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" calcext:value-type="float">
            <text:p>0,984</text:p>
          </table:table-cell>
          <table:table-cell office:value-type="float" office:value="0.0152" calcext:value-type="float">
            <text:p>0,015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" calcext:value-type="float">
            <text:p>-0,016</text:p>
          </table:table-cell>
          <table:table-cell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0184" calcext:value-type="float">
            <text:p>0,018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0184" calcext:value-type="float">
            <text:p>0,018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7" calcext:value-type="float">
            <text:p>0,9827</text:p>
          </table:table-cell>
          <table:table-cell office:value-type="float" office:value="0.0164" calcext:value-type="float">
            <text:p>0,016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3" calcext:value-type="float">
            <text:p>-0,0173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16" calcext:value-type="float">
            <text:p>0,9816</text:p>
          </table:table-cell>
          <table:table-cell office:value-type="float" office:value="0.0174" calcext:value-type="float">
            <text:p>0,017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84" calcext:value-type="float">
            <text:p>-0,0184</text:p>
          </table:table-cell>
          <table:table-cell office:value-type="float" office:value="0.0174" calcext:value-type="float">
            <text:p>0,017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4735" calcext:value-type="float">
            <text:p>0,4735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5265" calcext:value-type="float">
            <text:p>-0,5265</text:p>
          </table:table-cell>
          <table:table-cell office:value-type="float" office:value="0.526" calcext:value-type="float">
            <text:p>0,5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0298" calcext:value-type="float">
            <text:p>0,029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12" calcext:value-type="float">
            <text:p>-0,0312</text:p>
          </table:table-cell>
          <table:table-cell office:value-type="float" office:value="0.0298" calcext:value-type="float">
            <text:p>0,029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" calcext:value-type="float">
            <text:p>0,97</text:p>
          </table:table-cell>
          <table:table-cell office:value-type="float" office:value="0.0286" calcext:value-type="float">
            <text:p>0,028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86" calcext:value-type="float">
            <text:p>0,02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0235" calcext:value-type="float">
            <text:p>0,02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47" calcext:value-type="float">
            <text:p>-0,0247</text:p>
          </table:table-cell>
          <table:table-cell office:value-type="float" office:value="0.0235" calcext:value-type="float">
            <text:p>0,02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9" calcext:value-type="float">
            <text:p>0,9849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1" calcext:value-type="float">
            <text:p>-0,0151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614" calcext:value-type="float">
            <text:p>0,9614</text:p>
          </table:table-cell>
          <table:table-cell office:value-type="float" office:value="0.0369" calcext:value-type="float">
            <text:p>0,036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86" calcext:value-type="float">
            <text:p>-0,0386</text:p>
          </table:table-cell>
          <table:table-cell office:value-type="float" office:value="0.0369" calcext:value-type="float">
            <text:p>0,036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27" calcext:value-type="float">
            <text:p>0,1127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7" calcext:value-type="float">
            <text:p>0,1127</text:p>
          </table:table-cell>
          <table:table-cell office:value-type="float" office:value="-0.1103" calcext:value-type="float">
            <text:p>-0,110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1" calcext:value-type="float">
            <text:p>0,9831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9" calcext:value-type="float">
            <text:p>-0,0169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9" calcext:value-type="float">
            <text:p>-0,0139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" calcext:value-type="float">
            <text:p>0,985</text:p>
          </table:table-cell>
          <table:table-cell office:value-type="float" office:value="0.0141" calcext:value-type="float">
            <text:p>0,014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" calcext:value-type="float">
            <text:p>-0,015</text:p>
          </table:table-cell>
          <table:table-cell office:value-type="float" office:value="0.0141" calcext:value-type="float">
            <text:p>0,014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8889" calcext:value-type="float">
            <text:p>-0,8889</text:p>
          </table:table-cell>
          <table:table-cell office:value-type="float" office:value="0.8912" calcext:value-type="float">
            <text:p>0,89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8905" calcext:value-type="float">
            <text:p>0,89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8" calcext:value-type="float">
            <text:p>0,1118</text:p>
          </table:table-cell>
          <table:table-cell office:value-type="float" office:value="-0.1095" calcext:value-type="float">
            <text:p>-0,10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" calcext:value-type="float">
            <text:p>0,984</text:p>
          </table:table-cell>
          <table:table-cell office:value-type="float" office:value="0.0151" calcext:value-type="float">
            <text:p>0,015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" calcext:value-type="float">
            <text:p>-0,016</text:p>
          </table:table-cell>
          <table:table-cell office:value-type="float" office:value="0.0151" calcext:value-type="float">
            <text:p>0,015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8782" calcext:value-type="float">
            <text:p>0,8782</text:p>
          </table:table-cell>
          <table:table-cell office:value-type="float" office:value="0.1187" calcext:value-type="float">
            <text:p>0,118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1218" calcext:value-type="float">
            <text:p>-0,1218</text:p>
          </table:table-cell>
          <table:table-cell office:value-type="float" office:value="0.1187" calcext:value-type="float">
            <text:p>0,11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2" calcext:value-type="float">
            <text:p>0,9852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8" calcext:value-type="float">
            <text:p>-0,0148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5" calcext:value-type="float">
            <text:p>0,9795</text:p>
          </table:table-cell>
          <table:table-cell office:value-type="float" office:value="0.0195" calcext:value-type="float">
            <text:p>0,019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5" calcext:value-type="float">
            <text:p>-0,0205</text:p>
          </table:table-cell>
          <table:table-cell office:value-type="float" office:value="0.0195" calcext:value-type="float">
            <text:p>0,01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3204" calcext:value-type="float">
            <text:p>0,3204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3204" calcext:value-type="float">
            <text:p>0,3204</text:p>
          </table:table-cell>
          <table:table-cell office:value-type="float" office:value="-0.319" calcext:value-type="float">
            <text:p>-0,3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0139" calcext:value-type="float">
            <text:p>0,01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7" calcext:value-type="float">
            <text:p>-0,0147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66" calcext:value-type="float">
            <text:p>0,9766</text:p>
          </table:table-cell>
          <table:table-cell office:value-type="float" office:value="0.0222" calcext:value-type="float">
            <text:p>0,02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34" calcext:value-type="float">
            <text:p>-0,0234</text:p>
          </table:table-cell>
          <table:table-cell office:value-type="float" office:value="0.0222" calcext:value-type="float">
            <text:p>0,02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8" calcext:value-type="float">
            <text:p>0,9848</text:p>
          </table:table-cell>
          <table:table-cell office:value-type="float" office:value="0.0143" calcext:value-type="float">
            <text:p>0,014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2" calcext:value-type="float">
            <text:p>-0,0152</text:p>
          </table:table-cell>
          <table:table-cell office:value-type="float" office:value="0.0143" calcext:value-type="float">
            <text:p>0,014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8" calcext:value-type="float">
            <text:p>0,9848</text:p>
          </table:table-cell>
          <table:table-cell office:value-type="float" office:value="0.0143" calcext:value-type="float">
            <text:p>0,014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2" calcext:value-type="float">
            <text:p>-0,0152</text:p>
          </table:table-cell>
          <table:table-cell office:value-type="float" office:value="0.0143" calcext:value-type="float">
            <text:p>0,014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52" calcext:value-type="float">
            <text:p>0,9752</text:p>
          </table:table-cell>
          <table:table-cell office:value-type="float" office:value="0.0236" calcext:value-type="float">
            <text:p>0,023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48" calcext:value-type="float">
            <text:p>-0,0248</text:p>
          </table:table-cell>
          <table:table-cell office:value-type="float" office:value="0.0236" calcext:value-type="float">
            <text:p>0,023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0138" calcext:value-type="float">
            <text:p>0,013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7" calcext:value-type="float">
            <text:p>-0,0147</text:p>
          </table:table-cell>
          <table:table-cell office:value-type="float" office:value="0.0138" calcext:value-type="float">
            <text:p>0,013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272" calcext:value-type="float">
            <text:p>0,1272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272" calcext:value-type="float">
            <text:p>0,1272</text:p>
          </table:table-cell>
          <table:table-cell office:value-type="float" office:value="-0.1248" calcext:value-type="float">
            <text:p>-0,124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8534" calcext:value-type="float">
            <text:p>0,8534</text:p>
          </table:table-cell>
          <table:table-cell office:value-type="float" office:value="0.1434" calcext:value-type="float">
            <text:p>0,143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8534" calcext:value-type="float">
            <text:p>0,8534</text:p>
          </table:table-cell>
          <table:table-cell office:value-type="float" office:value="-0.8566" calcext:value-type="float">
            <text:p>-0,856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2257" calcext:value-type="float">
            <text:p>0,2257</text:p>
          </table:table-cell>
          <table:table-cell office:value-type="float" office:value="0.7765" calcext:value-type="float">
            <text:p>0,776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7743" calcext:value-type="float">
            <text:p>-0,7743</text:p>
          </table:table-cell>
          <table:table-cell office:value-type="float" office:value="0.7765" calcext:value-type="float">
            <text:p>0,776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0133" calcext:value-type="float">
            <text:p>0,013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1" calcext:value-type="float">
            <text:p>-0,0141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1" calcext:value-type="float">
            <text:p>0,9851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9" calcext:value-type="float">
            <text:p>-0,014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62" calcext:value-type="float">
            <text:p>0,1162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62" calcext:value-type="float">
            <text:p>0,1162</text:p>
          </table:table-cell>
          <table:table-cell office:value-type="float" office:value="-0.1138" calcext:value-type="float">
            <text:p>-0,113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8" calcext:value-type="float">
            <text:p>0,9828</text:p>
          </table:table-cell>
          <table:table-cell office:value-type="float" office:value="0.0163" calcext:value-type="float">
            <text:p>0,016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2" calcext:value-type="float">
            <text:p>-0,0172</text:p>
          </table:table-cell>
          <table:table-cell office:value-type="float" office:value="0.0163" calcext:value-type="float">
            <text:p>0,016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0139" calcext:value-type="float">
            <text:p>0,01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7" calcext:value-type="float">
            <text:p>-0,0147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3" calcext:value-type="float">
            <text:p>0,9853</text:p>
          </table:table-cell>
          <table:table-cell office:value-type="float" office:value="0.0139" calcext:value-type="float">
            <text:p>0,013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7" calcext:value-type="float">
            <text:p>-0,0147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3" calcext:value-type="float">
            <text:p>0,9863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7" calcext:value-type="float">
            <text:p>-0,0137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6" calcext:value-type="float">
            <text:p>0,9836</text:p>
          </table:table-cell>
          <table:table-cell office:value-type="float" office:value="0.0155" calcext:value-type="float">
            <text:p>0,015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4" calcext:value-type="float">
            <text:p>-0,0164</text:p>
          </table:table-cell>
          <table:table-cell office:value-type="float" office:value="0.0155" calcext:value-type="float">
            <text:p>0,015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7771" calcext:value-type="float">
            <text:p>0,7771</text:p>
          </table:table-cell>
          <table:table-cell office:value-type="float" office:value="0.2194" calcext:value-type="float">
            <text:p>0,219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2229" calcext:value-type="float">
            <text:p>-0,2229</text:p>
          </table:table-cell>
          <table:table-cell office:value-type="float" office:value="0.2194" calcext:value-type="float">
            <text:p>0,219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471" calcext:value-type="float">
            <text:p>0,9471</text:p>
          </table:table-cell>
          <table:table-cell office:value-type="float" office:value="0.0508" calcext:value-type="float">
            <text:p>0,050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529" calcext:value-type="float">
            <text:p>-0,0529</text:p>
          </table:table-cell>
          <table:table-cell office:value-type="float" office:value="0.0508" calcext:value-type="float">
            <text:p>0,050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9" calcext:value-type="float">
            <text:p>0,9839</text:p>
          </table:table-cell>
          <table:table-cell office:value-type="float" office:value="0.0152" calcext:value-type="float">
            <text:p>0,015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1" calcext:value-type="float">
            <text:p>-0,0161</text:p>
          </table:table-cell>
          <table:table-cell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0128" calcext:value-type="float">
            <text:p>0,012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6" calcext:value-type="float">
            <text:p>-0,0136</text:p>
          </table:table-cell>
          <table:table-cell office:value-type="float" office:value="0.0128" calcext:value-type="float">
            <text:p>0,012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9" calcext:value-type="float">
            <text:p>0,9839</text:p>
          </table:table-cell>
          <table:table-cell office:value-type="float" office:value="0.0152" calcext:value-type="float">
            <text:p>0,015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1" calcext:value-type="float">
            <text:p>-0,0161</text:p>
          </table:table-cell>
          <table:table-cell office:value-type="float" office:value="0.0152" calcext:value-type="float">
            <text:p>0,015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2" calcext:value-type="float">
            <text:p>0,112</text:p>
          </table:table-cell>
          <table:table-cell office:value-type="float" office:value="0.8904" calcext:value-type="float">
            <text:p>0,890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" calcext:value-type="float">
            <text:p>0,112</text:p>
          </table:table-cell>
          <table:table-cell office:value-type="float" office:value="-0.1096" calcext:value-type="float">
            <text:p>-0,109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8905" calcext:value-type="float">
            <text:p>0,89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9" calcext:value-type="float">
            <text:p>0,1119</text:p>
          </table:table-cell>
          <table:table-cell office:value-type="float" office:value="-0.1095" calcext:value-type="float">
            <text:p>-0,10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" calcext:value-type="float">
            <text:p>0,986</text:p>
          </table:table-cell>
          <table:table-cell office:value-type="float" office:value="0.0132" calcext:value-type="float">
            <text:p>0,013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" calcext:value-type="float">
            <text:p>-0,014</text:p>
          </table:table-cell>
          <table:table-cell office:value-type="float" office:value="0.0132" calcext:value-type="float">
            <text:p>0,013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0184" calcext:value-type="float">
            <text:p>0,018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0184" calcext:value-type="float">
            <text:p>0,018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9" calcext:value-type="float">
            <text:p>-0,0139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7" calcext:value-type="float">
            <text:p>0,1117</text:p>
          </table:table-cell>
          <table:table-cell office:value-type="float" office:value="0.8906" calcext:value-type="float">
            <text:p>0,890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7" calcext:value-type="float">
            <text:p>0,1117</text:p>
          </table:table-cell>
          <table:table-cell office:value-type="float" office:value="-0.1094" calcext:value-type="float">
            <text:p>-0,109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209" calcext:value-type="float">
            <text:p>0,1209</text:p>
          </table:table-cell>
          <table:table-cell office:value-type="float" office:value="0.8815" calcext:value-type="float">
            <text:p>0,881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209" calcext:value-type="float">
            <text:p>0,1209</text:p>
          </table:table-cell>
          <table:table-cell office:value-type="float" office:value="-0.1185" calcext:value-type="float">
            <text:p>-0,118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8" calcext:value-type="float">
            <text:p>0,1118</text:p>
          </table:table-cell>
          <table:table-cell office:value-type="float" office:value="0.8905" calcext:value-type="float">
            <text:p>0,890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8" calcext:value-type="float">
            <text:p>0,1118</text:p>
          </table:table-cell>
          <table:table-cell office:value-type="float" office:value="-0.1095" calcext:value-type="float">
            <text:p>-0,109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3" calcext:value-type="float">
            <text:p>0,1113</text:p>
          </table:table-cell>
          <table:table-cell office:value-type="float" office:value="-0.109" calcext:value-type="float">
            <text:p>-0,10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45" calcext:value-type="float">
            <text:p>0,9845</text:p>
          </table:table-cell>
          <table:table-cell office:value-type="float" office:value="0.0147" calcext:value-type="float">
            <text:p>0,014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5" calcext:value-type="float">
            <text:p>-0,0155</text:p>
          </table:table-cell>
          <table:table-cell office:value-type="float" office:value="0.0147" calcext:value-type="float">
            <text:p>0,014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9" calcext:value-type="float">
            <text:p>-0,017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62" calcext:value-type="float">
            <text:p>0,1162</text:p>
          </table:table-cell>
          <table:table-cell office:value-type="float" office:value="0.8861" calcext:value-type="float">
            <text:p>0,886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62" calcext:value-type="float">
            <text:p>0,1162</text:p>
          </table:table-cell>
          <table:table-cell office:value-type="float" office:value="-0.1139" calcext:value-type="float">
            <text:p>-0,113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8901" calcext:value-type="float">
            <text:p>0,890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23" calcext:value-type="float">
            <text:p>0,1123</text:p>
          </table:table-cell>
          <table:table-cell office:value-type="float" office:value="-0.1099" calcext:value-type="float">
            <text:p>-0,109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5" calcext:value-type="float">
            <text:p>0,012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5" calcext:value-type="float">
            <text:p>0,012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5" calcext:value-type="float">
            <text:p>0,9875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4" calcext:value-type="float">
            <text:p>0,013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4" calcext:value-type="float">
            <text:p>0,013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858" calcext:value-type="float">
            <text:p>0,858</text:p>
          </table:table-cell>
          <table:table-cell office:value-type="float" office:value="0.1387" calcext:value-type="float">
            <text:p>0,138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142" calcext:value-type="float">
            <text:p>-0,142</text:p>
          </table:table-cell>
          <table:table-cell office:value-type="float" office:value="0.1387" calcext:value-type="float">
            <text:p>0,13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0187" calcext:value-type="float">
            <text:p>0,018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97" calcext:value-type="float">
            <text:p>-0,0197</text:p>
          </table:table-cell>
          <table:table-cell office:value-type="float" office:value="0.0187" calcext:value-type="float">
            <text:p>0,01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38" calcext:value-type="float">
            <text:p>0,9738</text:p>
          </table:table-cell>
          <table:table-cell office:value-type="float" office:value="0.0249" calcext:value-type="float">
            <text:p>0,024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62" calcext:value-type="float">
            <text:p>-0,0262</text:p>
          </table:table-cell>
          <table:table-cell office:value-type="float" office:value="0.0249" calcext:value-type="float">
            <text:p>0,024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5" calcext:value-type="float">
            <text:p>0,1115</text:p>
          </table:table-cell>
          <table:table-cell office:value-type="float" office:value="-0.1092" calcext:value-type="float">
            <text:p>-0,109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8" calcext:value-type="float">
            <text:p>0,9798</text:p>
          </table:table-cell>
          <table:table-cell office:value-type="float" office:value="0.0191" calcext:value-type="float">
            <text:p>0,019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2" calcext:value-type="float">
            <text:p>-0,0202</text:p>
          </table:table-cell>
          <table:table-cell office:value-type="float" office:value="0.0191" calcext:value-type="float">
            <text:p>0,019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24" calcext:value-type="float">
            <text:p>0,9824</text:p>
          </table:table-cell>
          <table:table-cell office:value-type="float" office:value="0.0167" calcext:value-type="float">
            <text:p>0,016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76" calcext:value-type="float">
            <text:p>-0,0176</text:p>
          </table:table-cell>
          <table:table-cell office:value-type="float" office:value="0.0167" calcext:value-type="float">
            <text:p>0,016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3" calcext:value-type="float">
            <text:p>0,113</text:p>
          </table:table-cell>
          <table:table-cell office:value-type="float" office:value="0.8893" calcext:value-type="float">
            <text:p>0,889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3" calcext:value-type="float">
            <text:p>0,113</text:p>
          </table:table-cell>
          <table:table-cell office:value-type="float" office:value="-0.1107" calcext:value-type="float">
            <text:p>-0,110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8" calcext:value-type="float">
            <text:p>0,9858</text:p>
          </table:table-cell>
          <table:table-cell office:value-type="float" office:value="0.0134" calcext:value-type="float">
            <text:p>0,013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2" calcext:value-type="float">
            <text:p>-0,0142</text:p>
          </table:table-cell>
          <table:table-cell office:value-type="float" office:value="0.0134" calcext:value-type="float">
            <text:p>0,013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622" calcext:value-type="float">
            <text:p>0,9622</text:p>
          </table:table-cell>
          <table:table-cell office:value-type="float" office:value="0.0362" calcext:value-type="float">
            <text:p>0,036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378" calcext:value-type="float">
            <text:p>-0,0378</text:p>
          </table:table-cell>
          <table:table-cell office:value-type="float" office:value="0.0362" calcext:value-type="float">
            <text:p>0,036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7" calcext:value-type="float">
            <text:p>0,9857</text:p>
          </table:table-cell>
          <table:table-cell office:value-type="float" office:value="0.0135" calcext:value-type="float">
            <text:p>0,013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3" calcext:value-type="float">
            <text:p>-0,0143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3" calcext:value-type="float">
            <text:p>0,9863</text:p>
          </table:table-cell>
          <table:table-cell office:value-type="float" office:value="0.0129" calcext:value-type="float">
            <text:p>0,012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7" calcext:value-type="float">
            <text:p>-0,0137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0192" calcext:value-type="float">
            <text:p>0,019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203" calcext:value-type="float">
            <text:p>-0,0203</text:p>
          </table:table-cell>
          <table:table-cell office:value-type="float" office:value="0.0192" calcext:value-type="float">
            <text:p>0,019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1" calcext:value-type="float">
            <text:p>0,9861</text:p>
          </table:table-cell>
          <table:table-cell office:value-type="float" office:value="0.0131" calcext:value-type="float">
            <text:p>0,013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9" calcext:value-type="float">
            <text:p>-0,0139</text:p>
          </table:table-cell>
          <table:table-cell office:value-type="float" office:value="0.0131" calcext:value-type="float">
            <text:p>0,013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" calcext:value-type="float">
            <text:p>0,987</text:p>
          </table:table-cell>
          <table:table-cell office:value-type="float" office:value="0.0122" calcext:value-type="float">
            <text:p>0,012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7" calcext:value-type="float">
            <text:p>0,9867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3" calcext:value-type="float">
            <text:p>-0,013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5394" calcext:value-type="float">
            <text:p>0,5394</text:p>
          </table:table-cell>
          <table:table-cell office:value-type="float" office:value="0.4593" calcext:value-type="float">
            <text:p>0,459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4606" calcext:value-type="float">
            <text:p>-0,4606</text:p>
          </table:table-cell>
          <table:table-cell office:value-type="float" office:value="0.4593" calcext:value-type="float">
            <text:p>0,459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9" calcext:value-type="float">
            <text:p>-0,0129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0127" calcext:value-type="float">
            <text:p>0,012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5" calcext:value-type="float">
            <text:p>-0,0135</text:p>
          </table:table-cell>
          <table:table-cell office:value-type="float" office:value="0.0127" calcext:value-type="float">
            <text:p>0,012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834" calcext:value-type="float">
            <text:p>0,9834</text:p>
          </table:table-cell>
          <table:table-cell office:value-type="float" office:value="0.0157" calcext:value-type="float">
            <text:p>0,015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6" calcext:value-type="float">
            <text:p>-0,0166</text:p>
          </table:table-cell>
          <table:table-cell office:value-type="float" office:value="0.0157" calcext:value-type="float">
            <text:p>0,015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36" calcext:value-type="float">
            <text:p>0,136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36" calcext:value-type="float">
            <text:p>0,136</text:p>
          </table:table-cell>
          <table:table-cell office:value-type="float" office:value="-0.1335" calcext:value-type="float">
            <text:p>-0,1335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2" calcext:value-type="float">
            <text:p>0,9862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35" calcext:value-type="float">
            <text:p>0,9835</text:p>
          </table:table-cell>
          <table:table-cell office:value-type="float" office:value="0.0156" calcext:value-type="float">
            <text:p>0,015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65" calcext:value-type="float">
            <text:p>-0,0165</text:p>
          </table:table-cell>
          <table:table-cell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" calcext:value-type="float">
            <text:p>0,985</text:p>
          </table:table-cell>
          <table:table-cell office:value-type="float" office:value="0.0142" calcext:value-type="float">
            <text:p>0,014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5" calcext:value-type="float">
            <text:p>-0,015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8" calcext:value-type="float">
            <text:p>0,0118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8" calcext:value-type="float">
            <text:p>0,9868</text:p>
          </table:table-cell>
          <table:table-cell office:value-type="float" office:value="0.0124" calcext:value-type="float">
            <text:p>0,012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2" calcext:value-type="float">
            <text:p>-0,0132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utput:</text:p>
          </table:table-cell>
          <table:table-cell office:value-type="float" office:value="0.111" calcext:value-type="float">
            <text:p>0,111</text:p>
          </table:table-cell>
          <table:table-cell office:value-type="float" office:value="0.8914" calcext:value-type="float">
            <text:p>0,8914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" calcext:value-type="float">
            <text:p>0,111</text:p>
          </table:table-cell>
          <table:table-cell office:value-type="float" office:value="-0.1086" calcext:value-type="float">
            <text:p>-0,108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0133" calcext:value-type="float">
            <text:p>0,013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41" calcext:value-type="float">
            <text:p>-0,0141</text:p>
          </table:table-cell>
          <table:table-cell office:value-type="float" office:value="0.0133" calcext:value-type="float">
            <text:p>0,013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0116" calcext:value-type="float">
            <text:p>0,011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3" calcext:value-type="float">
            <text:p>-0,0123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tput:</text:p>
          </table:table-cell>
          <table:table-cell office:value-type="float" office:value="0.9869" calcext:value-type="float">
            <text:p>0,9869</text:p>
          </table:table-cell>
          <table:table-cell office:value-type="float" office:value="0.0123" calcext:value-type="float">
            <text:p>0,012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1" calcext:value-type="float">
            <text:p>-0,0131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7" calcext:value-type="float">
            <text:p>-0,012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2" calcext:value-type="float">
            <text:p>0,1112</text:p>
          </table:table-cell>
          <table:table-cell office:value-type="float" office:value="0.8912" calcext:value-type="float">
            <text:p>0,8912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2" calcext:value-type="float">
            <text:p>0,1112</text:p>
          </table:table-cell>
          <table:table-cell office:value-type="float" office:value="-0.1088" calcext:value-type="float">
            <text:p>-0,1088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4" calcext:value-type="float">
            <text:p>0,9874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0121" calcext:value-type="float">
            <text:p>0,0121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8" calcext:value-type="float">
            <text:p>-0,0128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0126" calcext:value-type="float">
            <text:p>0,012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34" calcext:value-type="float">
            <text:p>-0,0134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117" calcext:value-type="float">
            <text:p>0,011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</text:p>
          </table:table-cell>
          <table:table-cell office:value-type="float" office:value="-0.0124" calcext:value-type="float">
            <text:p>-0,0124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Output:</text:p>
          </table:table-cell>
          <table:table-cell office:value-type="float" office:value="0.1111" calcext:value-type="float">
            <text:p>0,1111</text:p>
          </table:table-cell>
          <table:table-cell office:value-type="float" office:value="0.8913" calcext:value-type="float">
            <text:p>0,891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1" calcext:value-type="float">
            <text:p>0,1111</text:p>
          </table:table-cell>
          <table:table-cell office:value-type="float" office:value="-0.1087" calcext:value-type="float">
            <text:p>-0,108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31" calcext:value-type="float">
            <text:p>0,1131</text:p>
          </table:table-cell>
          <table:table-cell office:value-type="float" office:value="0.8893" calcext:value-type="float">
            <text:p>0,8893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31" calcext:value-type="float">
            <text:p>0,1131</text:p>
          </table:table-cell>
          <table:table-cell office:value-type="float" office:value="-0.1107" calcext:value-type="float">
            <text:p>-0,1107</text:p>
          </table:table-cell>
        </table:table-row>
        <table:table-row table:style-name="ro1">
          <table:table-cell office:value-type="string" calcext:value-type="string">
            <text:p>Input: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utput:</text:p>
          </table:table-cell>
          <table:table-cell office:value-type="float" office:value="0.1116" calcext:value-type="float">
            <text:p>0,1116</text:p>
          </table:table-cell>
          <table:table-cell office:value-type="float" office:value="0.8907" calcext:value-type="float">
            <text:p>0,8907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:</text:p>
          </table:table-cell>
          <table:table-cell office:value-type="float" office:value="0.1116" calcext:value-type="float">
            <text:p>0,1116</text:p>
          </table:table-cell>
          <table:table-cell office:value-type="float" office:value="-0.1093" calcext:value-type="float">
            <text:p>-0,10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Error: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4T09:49:03.039376523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3663" meta:object-count="0"/>
  </office:meta>
</office:document-meta>
</file>